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Arial" svg:font-family="Arial" style:font-family-generic="swiss"/>
    <style:font-face style:name="FreeSans1" svg:font-family="FreeSans" style:font-family-generic="swiss"/>
    <style:font-face style:name="arial" svg:font-family="arial"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3e2d66" officeooo:paragraph-rsid="00401d59"/>
    </style:style>
    <style:style style:name="P2" style:family="paragraph" style:parent-style-name="Standard">
      <style:paragraph-properties fo:text-align="justify" style:justify-single-word="false"/>
      <style:text-properties style:font-name="Arial" fo:font-size="16pt" fo:font-weight="bold" officeooo:rsid="0007faed" officeooo:paragraph-rsid="0007fae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6pt" fo:font-weight="bold" officeooo:rsid="0007faed" officeooo:paragraph-rsid="004853e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 officeooo:rsid="00362792" officeooo:paragraph-rsid="00362792"/>
    </style:style>
    <style:style style:name="P5" style:family="paragraph" style:parent-style-name="Standard">
      <style:paragraph-properties fo:text-align="justify" style:justify-single-word="false"/>
      <style:text-properties style:font-name="Arial" officeooo:rsid="00087d1a" officeooo:paragraph-rsid="00087d1a"/>
    </style:style>
    <style:style style:name="P6" style:family="paragraph" style:parent-style-name="Standard">
      <style:paragraph-properties fo:margin-left="0.4925in" fo:margin-right="0in" fo:margin-top="0.1in" fo:margin-bottom="0in" loext:contextual-spacing="false" fo:text-align="justify" style:justify-single-word="false" fo:text-indent="0in" style:auto-text-indent="false" style:writing-mode="page"/>
      <style:text-properties style:font-name="Arial" fo:font-size="12pt" fo:font-style="italic" fo:font-weight="bold" officeooo:rsid="00540f28" officeooo:paragraph-rsid="00540f28" style:font-size-asian="10.5pt" style:font-style-asian="italic" style:font-weight-asian="bold" style:font-size-complex="12pt" style:font-style-complex="italic" style:font-weight-complex="bold"/>
    </style:style>
    <style:style style:name="P7" style:family="paragraph" style:parent-style-name="Standard">
      <style:paragraph-properties fo:margin-left="0.4925in" fo:margin-right="0in" fo:margin-top="0.1in" fo:margin-bottom="0in" loext:contextual-spacing="false" fo:text-align="justify" style:justify-single-word="false" fo:text-indent="0in" style:auto-text-indent="false" style:writing-mode="page"/>
      <style:text-properties style:font-name="Arial" fo:font-size="12pt" fo:font-style="italic" fo:font-weight="bold" officeooo:rsid="00540f28" officeooo:paragraph-rsid="0066e425" style:font-size-asian="10.5pt" style:font-style-asian="italic" style:font-weight-asian="bold" style:font-size-complex="12pt" style:font-style-complex="italic" style:font-weight-complex="bold"/>
    </style:style>
    <style:style style:name="P8"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0a9a90" officeooo:paragraph-rsid="000a9a90" style:font-style-asian="italic" style:font-weight-asian="bold" style:font-style-complex="italic" style:font-weight-complex="bold"/>
    </style:style>
    <style:style style:name="P9"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131fda" officeooo:paragraph-rsid="00131fda" style:font-style-asian="italic" style:font-weight-asian="bold" style:font-style-complex="italic" style:font-weight-complex="bold"/>
    </style:style>
    <style:style style:name="P10"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38197a" officeooo:paragraph-rsid="0038197a" style:font-style-asian="italic" style:font-weight-asian="bold" style:font-style-complex="italic" style:font-weight-complex="bold"/>
    </style:style>
    <style:style style:name="P11" style:family="paragraph" style:parent-style-name="Standard">
      <style:paragraph-properties fo:margin-left="0.4925in" fo:margin-right="0in" fo:text-align="justify" style:justify-single-word="false" fo:text-indent="0in" style:auto-text-indent="false"/>
      <style:text-properties style:font-name="Arial" officeooo:rsid="000ab964" officeooo:paragraph-rsid="000ab964"/>
    </style:style>
    <style:style style:name="P12" style:family="paragraph" style:parent-style-name="Standard">
      <style:paragraph-properties fo:margin-left="0.4925in" fo:margin-right="0in" fo:text-align="justify" style:justify-single-word="false" fo:text-indent="0in" style:auto-text-indent="false"/>
      <style:text-properties style:font-name="Arial" officeooo:rsid="000dfc07" officeooo:paragraph-rsid="000dfc07"/>
    </style:style>
    <style:style style:name="P13" style:family="paragraph" style:parent-style-name="Standard">
      <style:paragraph-properties fo:margin-left="0.4925in" fo:margin-right="0in" fo:text-align="justify" style:justify-single-word="false" fo:text-indent="0in" style:auto-text-indent="false"/>
      <style:text-properties style:font-name="Arial" officeooo:rsid="00131fda" officeooo:paragraph-rsid="00131fda"/>
    </style:style>
    <style:style style:name="P14" style:family="paragraph" style:parent-style-name="Standard">
      <style:paragraph-properties fo:margin-left="0.4925in" fo:margin-right="0in" fo:text-align="justify" style:justify-single-word="false" fo:text-indent="0in" style:auto-text-indent="false"/>
      <style:text-properties style:font-name="Arial" officeooo:rsid="0013d010" officeooo:paragraph-rsid="0013d010"/>
    </style:style>
    <style:style style:name="P15" style:family="paragraph" style:parent-style-name="Standard">
      <style:paragraph-properties fo:margin-left="0.4925in" fo:margin-right="0in" fo:text-align="justify" style:justify-single-word="false" fo:text-indent="0in" style:auto-text-indent="false"/>
      <style:text-properties style:font-name="Arial" officeooo:rsid="001a9380" officeooo:paragraph-rsid="001a9380"/>
    </style:style>
    <style:style style:name="P16" style:family="paragraph" style:parent-style-name="Standard">
      <style:paragraph-properties fo:margin-left="0.4925in" fo:margin-right="0in" fo:text-align="justify" style:justify-single-word="false" fo:text-indent="0in" style:auto-text-indent="false"/>
      <style:text-properties style:font-name="Arial" officeooo:rsid="001e1cfd" officeooo:paragraph-rsid="001e1cfd"/>
    </style:style>
    <style:style style:name="P17" style:family="paragraph" style:parent-style-name="Standard">
      <style:paragraph-properties fo:margin-left="0.4925in" fo:margin-right="0in" fo:text-align="justify" style:justify-single-word="false" fo:text-indent="0in" style:auto-text-indent="false"/>
      <style:text-properties style:font-name="Arial" officeooo:rsid="0022d150" officeooo:paragraph-rsid="0022d150"/>
    </style:style>
    <style:style style:name="P18" style:family="paragraph" style:parent-style-name="Standard">
      <style:paragraph-properties fo:margin-left="0.4925in" fo:margin-right="0in" fo:text-align="justify" style:justify-single-word="false" fo:text-indent="0in" style:auto-text-indent="false"/>
      <style:text-properties style:font-name="Arial" officeooo:rsid="00283dad" officeooo:paragraph-rsid="00283dad"/>
    </style:style>
    <style:style style:name="P19" style:family="paragraph" style:parent-style-name="Standard">
      <style:paragraph-properties fo:margin-left="0.4925in" fo:margin-right="0in" fo:text-align="justify" style:justify-single-word="false" fo:text-indent="0in" style:auto-text-indent="false"/>
      <style:text-properties style:font-name="Arial" officeooo:rsid="0028fbb0" officeooo:paragraph-rsid="0028fbb0"/>
    </style:style>
    <style:style style:name="P20" style:family="paragraph" style:parent-style-name="Standard">
      <style:paragraph-properties fo:margin-left="0.4925in" fo:margin-right="0in" fo:text-align="justify" style:justify-single-word="false" fo:text-indent="0in" style:auto-text-indent="false"/>
      <style:text-properties style:font-name="Arial" officeooo:rsid="00329d2a" officeooo:paragraph-rsid="00329d2a"/>
    </style:style>
    <style:style style:name="P21" style:family="paragraph" style:parent-style-name="Standard">
      <style:paragraph-properties fo:margin-left="0.4925in" fo:margin-right="0in" fo:text-align="justify" style:justify-single-word="false" fo:text-indent="0in" style:auto-text-indent="false"/>
      <style:text-properties style:font-name="Arial" officeooo:rsid="0033c382" officeooo:paragraph-rsid="0033c382"/>
    </style:style>
    <style:style style:name="P22" style:family="paragraph" style:parent-style-name="Standard">
      <style:paragraph-properties fo:margin-left="0.4925in" fo:margin-right="0in" fo:text-align="justify" style:justify-single-word="false" fo:text-indent="0in" style:auto-text-indent="false"/>
      <style:text-properties style:font-name="Arial" officeooo:rsid="00362792" officeooo:paragraph-rsid="00362792"/>
    </style:style>
    <style:style style:name="P23" style:family="paragraph" style:parent-style-name="Standard">
      <style:paragraph-properties fo:margin-left="0.4925in" fo:margin-right="0in" fo:text-align="justify" style:justify-single-word="false" fo:text-indent="0in" style:auto-text-indent="false"/>
      <style:text-properties style:font-name="Arial" officeooo:rsid="0039a0d9" officeooo:paragraph-rsid="0039a0d9"/>
    </style:style>
    <style:style style:name="P24" style:family="paragraph" style:parent-style-name="Standard">
      <style:paragraph-properties fo:margin-left="0.4925in" fo:margin-right="0in" fo:text-align="justify" style:justify-single-word="false" fo:text-indent="0in" style:auto-text-indent="false"/>
      <style:text-properties style:font-name="Arial" officeooo:rsid="00436aa6" officeooo:paragraph-rsid="00436aa6"/>
    </style:style>
    <style:style style:name="P25" style:family="paragraph" style:parent-style-name="Standard">
      <style:paragraph-properties fo:margin-left="0.4925in" fo:margin-right="0in" fo:text-align="justify" style:justify-single-word="false" fo:text-indent="0in" style:auto-text-indent="false"/>
      <style:text-properties style:font-name="Arial" officeooo:rsid="00391f32" officeooo:paragraph-rsid="00401d59"/>
    </style:style>
    <style:style style:name="P26" style:family="paragraph" style:parent-style-name="Standard">
      <style:paragraph-properties fo:margin-left="0.4925in" fo:margin-right="0in" fo:text-align="justify" style:justify-single-word="false" fo:text-indent="0in" style:auto-text-indent="false"/>
      <style:text-properties style:font-name="Arial" officeooo:rsid="003e2d66" officeooo:paragraph-rsid="00401d59"/>
    </style:style>
    <style:style style:name="P27" style:family="paragraph" style:parent-style-name="Standard">
      <style:paragraph-properties fo:margin-left="0.4925in" fo:margin-right="0in" fo:text-align="justify" style:justify-single-word="false" fo:text-indent="0in" style:auto-text-indent="false"/>
      <style:text-properties fo:color="#000000" style:font-name="Arial" fo:font-size="12pt" officeooo:rsid="00436aa6" officeooo:paragraph-rsid="0046e35b" style:font-size-asian="10.5pt" style:font-size-complex="12pt"/>
    </style:style>
    <style:style style:name="P28"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0dfc07" officeooo:paragraph-rsid="000dfc07" style:font-style-asian="italic" style:font-weight-asian="bold" style:font-style-complex="italic" style:font-weight-complex="bold"/>
    </style:style>
    <style:style style:name="P29"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190066" officeooo:paragraph-rsid="00190066" style:font-style-asian="italic" style:font-weight-asian="bold" style:font-style-complex="italic" style:font-weight-complex="bold"/>
    </style:style>
    <style:style style:name="P30"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2f8fdd" officeooo:paragraph-rsid="002f8fdd" style:font-style-asian="italic" style:font-weight-asian="bold" style:font-style-complex="italic" style:font-weight-complex="bold"/>
    </style:style>
    <style:style style:name="P31"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3ad30e" officeooo:paragraph-rsid="003ad30e" style:font-style-asian="italic" style:font-weight-asian="bold" style:font-style-complex="italic" style:font-weight-complex="bold"/>
    </style:style>
    <style:style style:name="P32"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 fo:font-size="9pt" style:font-size-asian="9pt" style:font-size-complex="9pt"/>
    </style:style>
    <style:style style:name="P33"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style>
    <style:style style:name="P34"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style:style>
    <style:style style:name="P35"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officeooo:paragraph-rsid="004d2f25"/>
    </style:style>
    <style:style style:name="P36"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arial" fo:font-size="12pt" officeooo:rsid="004d2f25" officeooo:paragraph-rsid="004d71c0" style:font-size-asian="12pt" style:font-size-complex="12pt"/>
    </style:style>
    <style:style style:name="P37"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arial" fo:font-size="12pt" officeooo:rsid="004d2f25" officeooo:paragraph-rsid="004d2f25" style:font-size-asian="10.5pt" style:font-size-complex="12pt"/>
    </style:style>
    <style:style style:name="P38"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808000" style:font-name="DejaVu Sans Mono1" fo:font-size="9pt" officeooo:paragraph-rsid="004d71c0"/>
    </style:style>
    <style:style style:name="P39"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808000" style:font-name="DejaVu Sans Mono" fo:font-size="9pt" officeooo:rsid="004d2f25" style:font-size-asian="9pt" style:font-size-complex="9pt"/>
    </style:style>
    <style:style style:name="P40"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font-name="DejaVu Sans Mono1" fo:font-size="9pt"/>
    </style:style>
    <style:style style:name="P41"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style>
    <style:style style:name="P42"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font-name="arial" fo:font-size="12pt" officeooo:rsid="0063eee1" officeooo:paragraph-rsid="0063eee1" style:font-size-asian="10.5pt" style:font-size-complex="12pt"/>
    </style:style>
    <style:style style:name="P43"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style>
    <style:style style:name="P44" style:family="paragraph" style:parent-style-name="Preformatted_20_Text">
      <style:paragraph-properties fo:margin-left="0.4925in" fo:margin-right="0in" fo:text-align="justify" style:justify-single-word="false" fo:text-indent="0in" style:auto-text-indent="false"/>
      <style:text-properties fo:color="#000000" style:font-name="DejaVu Sans Mono1" fo:font-size="9pt" officeooo:rsid="001e1cfd" officeooo:paragraph-rsid="0022d150"/>
    </style:style>
    <style:style style:name="P45"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font-name="DejaVu Sans Mono1" fo:font-size="9pt"/>
    </style:style>
    <style:style style:name="P46" style:family="paragraph" style:parent-style-name="Preformatted_20_Text">
      <style:paragraph-properties fo:margin-left="0.4925in" fo:margin-right="0in" fo:text-align="justify" style:justify-single-word="false" fo:text-indent="0in" style:auto-text-indent="false"/>
      <style:text-properties fo:color="#000000" style:font-name="arial" fo:font-size="12pt" officeooo:rsid="0046e35b" officeooo:paragraph-rsid="0046e35b" style:font-size-asian="12pt" style:font-size-complex="12pt"/>
    </style:style>
    <style:style style:name="P47" style:family="paragraph" style:parent-style-name="Preformatted_20_Text">
      <style:paragraph-properties fo:margin-left="0.4925in" fo:margin-right="0in" fo:text-align="justify" style:justify-single-word="false" fo:text-indent="0in" style:auto-text-indent="false"/>
      <style:text-properties fo:color="#000080" style:font-name="DejaVu Sans Mono1" fo:font-size="9pt" fo:font-weight="bold" officeooo:rsid="0022d150" officeooo:paragraph-rsid="0022d150"/>
    </style:style>
    <style:style style:name="P48" style:family="paragraph" style:parent-style-name="Preformatted_20_Text">
      <style:paragraph-properties fo:margin-left="0.4925in" fo:margin-right="0in" fo:text-align="justify" style:justify-single-word="false" fo:text-indent="0in" style:auto-text-indent="false"/>
      <style:text-properties style:font-name="Arial" officeooo:rsid="00436aa6" officeooo:paragraph-rsid="00436aa6"/>
    </style:style>
    <style:style style:name="P49"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808000" style:font-name="DejaVu Sans Mono1" fo:font-size="9pt"/>
    </style:style>
    <style:style style:name="P50"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style:font-name="DejaVu Sans Mono1" fo:font-size="9pt"/>
    </style:style>
    <style:style style:name="P51"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000000" style:font-name="DejaVu Sans Mono1" fo:font-size="9pt" officeooo:paragraph-rsid="005e5835"/>
    </style:style>
    <style:style style:name="P52"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000000" officeooo:paragraph-rsid="0063eee1"/>
    </style:style>
    <style:style style:name="P53"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808000" style:font-name="DejaVu Sans Mono1" fo:font-size="9pt"/>
    </style:style>
    <style:style style:name="P54"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officeooo:paragraph-rsid="0063eee1"/>
    </style:style>
    <style:style style:name="P55"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1" fo:font-size="9pt" officeooo:rsid="001e1cfd" officeooo:paragraph-rsid="001e1cfd"/>
    </style:style>
    <style:style style:name="P56" style:family="paragraph" style:parent-style-name="Preformatted_20_Text">
      <loext:graphic-properties draw:fill="solid" draw:fill-color="#ffffff" draw:opacity="100%"/>
      <style:paragraph-properties fo:margin-left="0.4925in" fo:margin-right="0in" fo:margin-top="0.0402in" fo:margin-bottom="0in" loext:contextual-spacing="false" fo:text-indent="0in" style:auto-text-indent="false" fo:background-color="#ffffff" style:writing-mode="page"/>
      <style:text-properties fo:color="#000000" style:font-name="DejaVu Sans Mono1" fo:font-size="9pt"/>
    </style:style>
    <style:style style:name="P57"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1" fo:font-size="9pt" officeooo:rsid="00436aa6" officeooo:paragraph-rsid="00436aa6"/>
    </style:style>
    <style:style style:name="P58"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1" fo:font-size="9pt" officeooo:rsid="0046e35b" officeooo:paragraph-rsid="0046e35b" style:font-size-asian="12pt" style:font-size-complex="12pt"/>
    </style:style>
    <style:style style:name="P59" style:family="paragraph" style:parent-style-name="Preformatted_20_Text">
      <loext:graphic-properties draw:fill="solid" draw:fill-color="#ffffff" draw:opacity="100%"/>
      <style:paragraph-properties fo:margin-left="0.4925in" fo:margin-right="0in" fo:margin-top="0.0402in" fo:margin-bottom="0in" loext:contextual-spacing="false" fo:text-indent="0in" style:auto-text-indent="false" fo:background-color="#ffffff" style:writing-mode="page"/>
      <style:text-properties fo:color="#000000" officeooo:paragraph-rsid="0033c382"/>
    </style:style>
    <style:style style:name="P60" style:family="paragraph" style:parent-style-name="Preformatted_20_Text">
      <loext:graphic-properties draw:fill="solid" draw:fill-color="#ffffff" draw:opacity="100%"/>
      <style:paragraph-properties fo:margin-left="0.4925in" fo:margin-right="0in" fo:margin-top="0in" fo:margin-bottom="0.0598in" loext:contextual-spacing="false" fo:text-indent="0in" style:auto-text-indent="false" fo:background-color="#ffffff" style:writing-mode="page"/>
      <style:text-properties fo:color="#000000"/>
    </style:style>
    <style:style style:name="P61" style:family="paragraph" style:parent-style-name="Preformatted_20_Text">
      <style:paragraph-properties fo:margin-left="0.4925in" fo:margin-right="0in" fo:margin-top="0in" fo:margin-bottom="0.0598in" loext:contextual-spacing="false" fo:text-align="justify" style:justify-single-word="false" fo:text-indent="0in" style:auto-text-indent="false" style:writing-mode="page"/>
      <style:text-properties fo:color="#000000" style:font-name="DejaVu Sans Mono1" fo:font-size="9pt" officeooo:rsid="0046e35b" officeooo:paragraph-rsid="0046e35b" style:font-size-asian="12pt" style:font-size-complex="12pt"/>
    </style:style>
    <style:style style:name="P62" style:family="paragraph" style:parent-style-name="Preformatted_20_Text">
      <loext:graphic-properties draw:fill="solid" draw:fill-color="#ffffff" draw:opacity="100%"/>
      <style:paragraph-properties fo:background-color="#ffffff"/>
      <style:text-properties fo:color="#000000"/>
    </style:style>
    <style:style style:name="P63" style:family="paragraph" style:parent-style-name="Preformatted_20_Text">
      <loext:graphic-properties draw:fill="solid" draw:fill-color="#ffffff" draw:opacity="100%"/>
      <style:paragraph-properties fo:background-color="#ffffff"/>
      <style:text-properties fo:color="#000000" style:font-name="DejaVu Sans Mono1" fo:font-size="9pt"/>
    </style:style>
    <style:style style:name="P6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DejaVu Sans Mono1" fo:font-size="9pt"/>
    </style:style>
    <style:style style:name="P65" style:family="paragraph" style:parent-style-name="Preformatted_20_Text" style:list-style-name="L2">
      <style:paragraph-properties fo:margin-top="0.0598in" fo:margin-bottom="0in" loext:contextual-spacing="false" fo:text-align="justify" style:justify-single-word="false" style:writing-mode="page"/>
      <style:text-properties fo:color="#000000" officeooo:paragraph-rsid="004dc7d8"/>
    </style:style>
    <style:style style:name="P66" style:family="paragraph" style:parent-style-name="Preformatted_20_Text" style:list-style-name="L2">
      <style:paragraph-properties fo:margin-top="0.0598in" fo:margin-bottom="0in" loext:contextual-spacing="false" fo:text-align="justify" style:justify-single-word="false" style:writing-mode="page"/>
      <style:text-properties fo:color="#000000" style:font-name="DejaVu Sans Mono1" fo:font-size="9pt" fo:font-weight="normal" officeooo:rsid="004d2f25" officeooo:paragraph-rsid="004d2f25" style:font-size-asian="10.5pt" style:font-weight-asian="normal" style:font-size-complex="12pt" style:font-weight-complex="normal"/>
    </style:style>
    <style:style style:name="P67" style:family="paragraph" style:parent-style-name="Preformatted_20_Text" style:list-style-name="L2">
      <style:paragraph-properties fo:margin-top="0.0598in" fo:margin-bottom="0in" loext:contextual-spacing="false" fo:text-align="justify" style:justify-single-word="false" style:writing-mode="page"/>
      <style:text-properties officeooo:paragraph-rsid="004dc7d8"/>
    </style:style>
    <style:style style:name="P68" style:family="paragraph" style:parent-style-name="Preformatted_20_Text" style:list-style-name="L2">
      <style:paragraph-properties fo:margin-top="0.1in" fo:margin-bottom="0in" loext:contextual-spacing="false" fo:text-align="start" style:justify-single-word="false" style:writing-mode="page"/>
      <style:text-properties fo:color="#000000" style:font-name="DejaVu Sans Mono1" fo:font-size="9pt" fo:font-style="normal" fo:font-weight="normal" officeooo:rsid="004dc7d8" officeooo:paragraph-rsid="00596da5"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justify" style:justify-single-word="false"/>
      <style:text-properties officeooo:paragraph-rsid="000a9a90"/>
    </style:style>
    <style:style style:name="P70" style:family="paragraph" style:parent-style-name="Standard" style:list-style-name="L1">
      <style:paragraph-properties fo:text-align="justify" style:justify-single-word="false"/>
      <style:text-properties officeooo:rsid="004798e6" officeooo:paragraph-rsid="004798e6"/>
    </style:style>
    <style:style style:name="P71" style:family="paragraph" style:parent-style-name="Standard" style:list-style-name="L2">
      <style:paragraph-properties fo:text-align="justify" style:justify-single-word="false"/>
      <style:text-properties style:font-name="Arial" fo:font-size="12pt" fo:font-weight="normal" officeooo:rsid="004dc7d8" officeooo:paragraph-rsid="004dc7d8" style:font-size-asian="10.5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style:font-name="Arial" fo:font-size="12pt" fo:font-weight="normal" officeooo:rsid="004a8085" officeooo:paragraph-rsid="004a8085" style:font-size-asian="10.5pt" style:font-weight-asian="normal" style:font-size-complex="12pt" style:font-weight-complex="normal"/>
    </style:style>
    <style:style style:name="P73" style:family="paragraph" style:parent-style-name="Standard" style:list-style-name="L3">
      <style:paragraph-properties fo:text-align="justify" style:justify-single-word="false"/>
      <style:text-properties style:font-name="Arial" officeooo:rsid="002d3f21" officeooo:paragraph-rsid="002d3f21"/>
    </style:style>
    <style:style style:name="P74" style:family="paragraph" style:parent-style-name="Standard" style:list-style-name="L3">
      <style:paragraph-properties fo:text-align="justify" style:justify-single-word="false"/>
      <style:text-properties style:font-name="Arial" officeooo:rsid="00295434" officeooo:paragraph-rsid="00295434"/>
    </style:style>
    <style:style style:name="P75" style:family="paragraph" style:parent-style-name="Standard" style:list-style-name="L3">
      <style:paragraph-properties fo:text-align="justify" style:justify-single-word="false"/>
      <style:text-properties style:font-name="Arial" officeooo:rsid="002a77ff" officeooo:paragraph-rsid="002a77ff"/>
    </style:style>
    <style:style style:name="P76" style:family="paragraph" style:parent-style-name="Standard" style:list-style-name="L3">
      <style:paragraph-properties fo:text-align="justify" style:justify-single-word="false"/>
      <style:text-properties style:font-name="Arial" officeooo:rsid="002c3788" officeooo:paragraph-rsid="002c3788"/>
    </style:style>
    <style:style style:name="P77" style:family="paragraph" style:parent-style-name="Standard" style:list-style-name="L3">
      <style:paragraph-properties fo:text-align="justify" style:justify-single-word="false"/>
      <style:text-properties style:font-name="Arial" officeooo:rsid="002eb1f2" officeooo:paragraph-rsid="002eb1f2"/>
    </style:style>
    <style:style style:name="P78" style:family="paragraph" style:parent-style-name="Standard" style:list-style-name="L2">
      <style:paragraph-properties fo:margin-top="0.1in" fo:margin-bottom="0in" loext:contextual-spacing="false" fo:text-align="justify" style:justify-single-word="false" style:writing-mode="page"/>
      <style:text-properties style:font-name="Arial" fo:font-size="14pt" fo:font-weight="bold" officeooo:rsid="004a8085" officeooo:paragraph-rsid="004a8085" style:font-size-asian="12.25pt" style:font-weight-asian="bold" style:font-size-complex="14pt" style:font-weight-complex="bold"/>
    </style:style>
    <style:style style:name="P79"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d71c0" officeooo:paragraph-rsid="004d71c0" style:font-size-asian="10.5pt" style:font-style-asian="italic" style:font-weight-asian="bold" style:font-size-complex="12pt" style:font-style-complex="italic" style:font-weight-complex="bold"/>
    </style:style>
    <style:style style:name="P80"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d71c0" officeooo:paragraph-rsid="0057c9f8" style:font-size-asian="10.5pt" style:font-style-asian="italic" style:font-weight-asian="bold" style:font-size-complex="12pt" style:font-style-complex="italic" style:font-weight-complex="bold"/>
    </style:style>
    <style:style style:name="P81"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4a8085" style:font-size-asian="10.5pt" style:font-style-asian="italic" style:font-weight-asian="bold" style:font-size-complex="12pt" style:font-style-complex="italic" style:font-weight-complex="bold"/>
    </style:style>
    <style:style style:name="P82"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57c9f8" style:font-size-asian="10.5pt" style:font-style-asian="italic" style:font-weight-asian="bold" style:font-size-complex="12pt" style:font-style-complex="italic" style:font-weight-complex="bold"/>
    </style:style>
    <style:style style:name="P83"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68307a" style:font-size-asian="10.5pt" style:font-style-asian="italic" style:font-weight-asian="bold" style:font-size-complex="12pt" style:font-style-complex="italic" style:font-weight-complex="bold"/>
    </style:style>
    <style:style style:name="P84"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61265a" officeooo:paragraph-rsid="0061265a" style:font-size-asian="10.5pt" style:font-style-asian="italic" style:font-weight-asian="bold" style:font-size-complex="12pt" style:font-style-complex="italic" style:font-weight-complex="bold"/>
    </style:style>
    <style:style style:name="P85"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5284f9" officeooo:paragraph-rsid="005284f9" style:font-size-asian="10.5pt" style:font-style-asian="italic" style:font-weight-asian="bold" style:font-size-complex="12pt" style:font-style-complex="italic" style:font-weight-complex="bold"/>
    </style:style>
    <style:style style:name="P86"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5c902a" officeooo:paragraph-rsid="005c902a" style:font-size-asian="10.5pt" style:font-style-asian="italic" style:font-weight-asian="bold" style:font-size-complex="12pt" style:font-style-complex="italic" style:font-weight-complex="bold"/>
    </style:style>
    <style:style style:name="P87"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61265a" officeooo:paragraph-rsid="0061265a"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62c63b" officeooo:paragraph-rsid="0062c63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e5835" officeooo:paragraph-rsid="005e5835"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4dc7d8" officeooo:paragraph-rsid="00596da5"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7c9f8" officeooo:paragraph-rsid="0057c9f8"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7c9f8" officeooo:paragraph-rsid="0068307a"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margin-top="0.0598in" fo:margin-bottom="0in" loext:contextual-spacing="false" fo:text-align="justify" style:justify-single-word="false" style:writing-mode="page"/>
      <style:text-properties style:font-name="Arial" fo:font-size="12pt" fo:font-weight="normal" officeooo:rsid="004d2f25" officeooo:paragraph-rsid="004d2f25" style:font-size-asian="10.5pt" style:font-weight-asian="normal" style:font-size-complex="12pt" style:font-weight-complex="normal"/>
    </style:style>
    <style:style style:name="P94" style:family="paragraph" style:parent-style-name="Standard" style:list-style-name="L2">
      <style:paragraph-properties fo:margin-top="0.2in" fo:margin-bottom="0in" loext:contextual-spacing="false" fo:text-align="justify" style:justify-single-word="false" style:writing-mode="page"/>
      <style:text-properties style:font-name="Arial" fo:font-size="14pt" fo:font-weight="bold" officeooo:rsid="004a8085" officeooo:paragraph-rsid="004a8085" style:font-size-asian="12.25pt" style:font-weight-asian="bold" style:font-size-complex="14pt" style:font-weight-complex="bold"/>
    </style:style>
    <style:style style:name="P95" style:family="paragraph" style:parent-style-name="Standard" style:list-style-name="L2">
      <loext:graphic-properties draw:fill="solid" draw:fill-color="#ffffff" draw:opacity="100%"/>
      <style:paragraph-properties fo:margin-left="0.4925in" fo:margin-right="0in" fo:margin-top="0.1in" fo:margin-bottom="0in" loext:contextual-spacing="false" fo:text-align="justify" style:justify-single-word="false" fo:text-indent="0in" style:auto-text-indent="false" fo:background-color="#ffffff" style:writing-mode="page"/>
      <style:text-properties fo:color="#000000" style:font-name="arial" fo:font-size="12pt" fo:font-style="normal" fo:font-weight="normal" officeooo:rsid="005e5835" officeooo:paragraph-rsid="005e5835"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4925in" fo:margin-right="0in" fo:text-align="justify" style:justify-single-word="false" fo:text-indent="0in" style:auto-text-indent="false"/>
      <style:text-properties style:font-name="Arial" officeooo:rsid="00684fe9" officeooo:paragraph-rsid="00684fe9"/>
    </style:style>
    <style:style style:name="T1" style:family="text">
      <style:text-properties officeooo:rsid="000bd423"/>
    </style:style>
    <style:style style:name="T2" style:family="text">
      <style:text-properties officeooo:rsid="000dfc07"/>
    </style:style>
    <style:style style:name="T3" style:family="text">
      <style:text-properties officeooo:rsid="000ef242"/>
    </style:style>
    <style:style style:name="T4" style:family="text">
      <style:text-properties officeooo:rsid="0015a350"/>
    </style:style>
    <style:style style:name="T5" style:family="text">
      <style:text-properties officeooo:rsid="001ad760"/>
    </style:style>
    <style:style style:name="T6" style:family="text">
      <style:text-properties officeooo:rsid="001f96ec"/>
    </style:style>
    <style:style style:name="T7" style:family="text">
      <style:text-properties officeooo:rsid="00212034"/>
    </style:style>
    <style:style style:name="T8" style:family="text">
      <style:text-properties fo:font-weight="bold" officeooo:rsid="0022d150"/>
    </style:style>
    <style:style style:name="T9" style:family="text">
      <style:text-properties fo:color="#000080"/>
    </style:style>
    <style:style style:name="T10" style:family="text">
      <style:text-properties fo:color="#000080" fo:font-weight="bold"/>
    </style:style>
    <style:style style:name="T11" style:family="text">
      <style:text-properties fo:color="#000080" fo:font-weight="bold" officeooo:rsid="004d2f25"/>
    </style:style>
    <style:style style:name="T12" style:family="text">
      <style:text-properties fo:color="#000080" style:font-name="DejaVu Sans Mono1" fo:font-size="9pt" fo:font-weight="bold"/>
    </style:style>
    <style:style style:name="T13" style:family="text">
      <style:text-properties fo:color="#000080" style:font-name="DejaVu Sans Mono1" fo:font-size="9pt" fo:font-weight="bold" officeooo:rsid="004dc7d8" style:font-size-asian="10.5pt" style:font-weight-asian="normal" style:font-size-complex="12pt" style:font-weight-complex="normal"/>
    </style:style>
    <style:style style:name="T14" style:family="text">
      <style:text-properties fo:color="#000080" style:font-name="DejaVu Sans Mono1" fo:font-size="9pt" fo:font-weight="bold" officeooo:rsid="0063eee1" style:font-size-asian="10.5pt" style:font-size-complex="12pt"/>
    </style:style>
    <style:style style:name="T15" style:family="text">
      <style:text-properties style:font-name="DejaVu Sans Mono1" fo:font-size="9pt"/>
    </style:style>
    <style:style style:name="T16" style:family="text">
      <style:text-properties style:font-name="DejaVu Sans Mono1" fo:font-size="9pt" fo:font-weight="normal" officeooo:rsid="004dc7d8" style:font-size-asian="10.5pt" style:font-weight-asian="normal" style:font-size-complex="12pt" style:font-weight-complex="normal"/>
    </style:style>
    <style:style style:name="T17" style:family="text">
      <style:text-properties style:font-name="DejaVu Sans Mono1" fo:font-size="9pt" fo:font-style="italic"/>
    </style:style>
    <style:style style:name="T18" style:family="text">
      <style:text-properties style:font-name="DejaVu Sans Mono1" fo:font-size="9pt" officeooo:rsid="0062c63b"/>
    </style:style>
    <style:style style:name="T19" style:family="text">
      <style:text-properties style:font-name="DejaVu Sans Mono1" fo:font-size="9pt" officeooo:rsid="0063eee1" style:font-size-asian="10.5pt" style:font-size-complex="12pt"/>
    </style:style>
    <style:style style:name="T20" style:family="text">
      <style:text-properties fo:color="#660e7a" style:font-name="DejaVu Sans Mono1" fo:font-size="9pt" fo:font-weight="bold"/>
    </style:style>
    <style:style style:name="T21" style:family="text">
      <style:text-properties fo:color="#660e7a" style:font-name="DejaVu Sans Mono1" fo:font-size="9pt" fo:font-style="italic" fo:font-weight="bold"/>
    </style:style>
    <style:style style:name="T22" style:family="text">
      <style:text-properties fo:color="#660e7a" style:font-name="DejaVu Sans Mono1" fo:font-size="9pt" fo:font-style="italic" fo:font-weight="bold" officeooo:rsid="0063eee1" style:font-size-asian="10.5pt" style:font-size-complex="12pt"/>
    </style:style>
    <style:style style:name="T23" style:family="text">
      <style:text-properties fo:color="#660e7a" fo:font-style="italic" fo:font-weight="bold"/>
    </style:style>
    <style:style style:name="T24" style:family="text">
      <style:text-properties fo:color="#660e7a" fo:font-weight="bold"/>
    </style:style>
    <style:style style:name="T25" style:family="text">
      <style:text-properties fo:color="#660e7a" style:font-name="DejaVu Sans Mono" fo:font-weight="bold" style:font-size-asian="9pt" style:font-size-complex="9pt"/>
    </style:style>
    <style:style style:name="T26" style:family="text">
      <style:text-properties fo:color="#0000ff" style:font-name="DejaVu Sans Mono1" fo:font-size="9pt"/>
    </style:style>
    <style:style style:name="T27" style:family="text">
      <style:text-properties fo:color="#0000ff" style:font-name="DejaVu Sans Mono1" fo:font-size="9pt" fo:font-weight="bold"/>
    </style:style>
    <style:style style:name="T28" style:family="text">
      <style:text-properties fo:color="#808000"/>
    </style:style>
    <style:style style:name="T29" style:family="text">
      <style:text-properties fo:color="#808000" style:font-name="DejaVu Sans Mono1" fo:font-size="9pt"/>
    </style:style>
    <style:style style:name="T30" style:family="text">
      <style:text-properties officeooo:rsid="00234bae"/>
    </style:style>
    <style:style style:name="T31" style:family="text">
      <style:text-properties style:font-name="Arial" fo:font-size="14pt" fo:font-weight="bold" style:font-size-asian="14pt" style:font-weight-asian="bold" style:font-size-complex="14pt" style:font-weight-complex="bold"/>
    </style:style>
    <style:style style:name="T32" style:family="text">
      <style:text-properties style:font-name="Arial" fo:font-size="14pt" fo:font-weight="bold" officeooo:rsid="000a9a90" style:font-size-asian="14pt" style:font-weight-asian="bold" style:font-size-complex="14pt" style:font-weight-complex="bold"/>
    </style:style>
    <style:style style:name="T33" style:family="text">
      <style:text-properties style:font-name="Arial" fo:font-size="14pt" fo:font-weight="bold" officeooo:rsid="000dfc07" style:font-size-asian="14pt" style:font-weight-asian="bold" style:font-size-complex="14pt" style:font-weight-complex="bold"/>
    </style:style>
    <style:style style:name="T34" style:family="text">
      <style:text-properties officeooo:rsid="00343da3"/>
    </style:style>
    <style:style style:name="T35" style:family="text">
      <style:text-properties officeooo:rsid="003762bf"/>
    </style:style>
    <style:style style:name="T36" style:family="text">
      <style:text-properties officeooo:rsid="003ad30e"/>
    </style:style>
    <style:style style:name="T37" style:family="text">
      <style:text-properties officeooo:rsid="003c39e0"/>
    </style:style>
    <style:style style:name="T38" style:family="text">
      <style:text-properties officeooo:rsid="003fcf43"/>
    </style:style>
    <style:style style:name="T39" style:family="text">
      <style:text-properties officeooo:rsid="0044f107"/>
    </style:style>
    <style:style style:name="T40" style:family="text">
      <style:text-properties fo:color="#008000" style:font-name="DejaVu Sans Mono1" fo:font-size="9pt" fo:font-weight="bold"/>
    </style:style>
    <style:style style:name="T41" style:family="text">
      <style:text-properties fo:color="#008000" fo:font-weight="bold"/>
    </style:style>
    <style:style style:name="T42" style:family="text">
      <style:text-properties officeooo:rsid="0046e35b"/>
    </style:style>
    <style:style style:name="T43" style:family="text">
      <style:text-properties officeooo:rsid="004853ec"/>
    </style:style>
    <style:style style:name="T44" style:family="text">
      <style:text-properties officeooo:rsid="004875bc"/>
    </style:style>
    <style:style style:name="T45" style:family="text">
      <style:text-properties officeooo:rsid="004b570e"/>
    </style:style>
    <style:style style:name="T46" style:family="text">
      <style:text-properties style:font-name="arial" fo:font-size="12pt" style:font-size-asian="10.5pt" style:font-size-complex="12pt"/>
    </style:style>
    <style:style style:name="T47" style:family="text">
      <style:text-properties style:font-name="arial" fo:font-size="12pt" officeooo:rsid="004d2f25" style:font-size-asian="10.5pt" style:font-size-complex="12pt"/>
    </style:style>
    <style:style style:name="T48" style:family="text">
      <style:text-properties style:font-name="arial" fo:font-size="12pt" officeooo:rsid="004d71c0" style:font-size-asian="10.5pt" style:font-size-complex="12pt"/>
    </style:style>
    <style:style style:name="T49" style:family="text">
      <style:text-properties officeooo:rsid="004d2f25"/>
    </style:style>
    <style:style style:name="T50" style:family="text">
      <style:text-properties style:font-name="DejaVu Sans Mono" style:font-size-asian="9pt" style:font-size-complex="9pt"/>
    </style:style>
    <style:style style:name="T51" style:family="text">
      <style:text-properties officeooo:rsid="004d71c0"/>
    </style:style>
    <style:style style:name="T52" style:family="text">
      <style:text-properties fo:color="#000000"/>
    </style:style>
    <style:style style:name="T53" style:family="text">
      <style:text-properties fo:color="#000000" style:font-name="DejaVu Sans Mono1" fo:font-size="9pt"/>
    </style:style>
    <style:style style:name="T54" style:family="text">
      <style:text-properties fo:color="#000000" style:font-name="DejaVu Sans Mono1" fo:font-size="9pt" fo:font-style="italic"/>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5a7bd" style:font-style-asian="normal" style:font-weight-asian="normal" style:font-style-complex="normal" style:font-weight-complex="normal"/>
    </style:style>
    <style:style style:name="T57" style:family="text">
      <style:text-properties fo:font-style="normal" fo:font-weight="normal" officeooo:rsid="0056618f" style:font-style-asian="normal" style:font-weight-asian="normal" style:font-style-complex="normal" style:font-weight-complex="normal"/>
    </style:style>
    <style:style style:name="T58" style:family="text">
      <style:text-properties fo:font-style="normal" fo:font-weight="normal" officeooo:rsid="0063eee1" style:font-style-asian="normal" style:font-weight-asian="normal" style:font-style-complex="normal" style:font-weight-complex="normal"/>
    </style:style>
    <style:style style:name="T59" style:family="text">
      <style:text-properties fo:font-style="normal" fo:font-weight="normal" officeooo:rsid="0065bddc" style:font-style-asian="normal" style:font-weight-asian="normal" style:font-style-complex="normal" style:font-weight-complex="normal"/>
    </style:style>
    <style:style style:name="T60" style:family="text">
      <style:text-properties fo:font-style="normal" fo:font-weight="normal" officeooo:rsid="0067062b" style:font-style-asian="normal" style:font-weight-asian="normal" style:font-style-complex="normal" style:font-weight-complex="normal"/>
    </style:style>
    <style:style style:name="T61" style:family="text">
      <style:text-properties officeooo:rsid="0057c9f8"/>
    </style:style>
    <style:style style:name="T62" style:family="text">
      <style:text-properties officeooo:rsid="00596da5"/>
    </style:style>
    <style:style style:name="T63" style:family="text">
      <style:text-properties officeooo:rsid="00623963"/>
    </style:style>
    <style:style style:name="T64" style:family="text">
      <style:text-properties fo:font-style="italic"/>
    </style:style>
    <style:style style:name="T65" style:family="text">
      <style:text-properties fo:color="#808080"/>
    </style:style>
    <style:style style:name="T66" style:family="text">
      <style:text-properties fo:color="#808080" style:font-name="DejaVu Sans Mono1" fo:font-size="9pt" fo:font-style="italic"/>
    </style:style>
    <style:style style:name="T67" style:family="text">
      <style:text-properties officeooo:rsid="0063eee1"/>
    </style:style>
    <style:style style:name="T68" style:family="text">
      <style:text-properties officeooo:rsid="0068307a"/>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4">Giao tiếp</text:span> giữa các activity</text:p>
      <text:p text:style-name="P5"/>
      <text:list xml:id="list613756441616319196" text:style-name="L1">
        <text:list-item>
          <text:p text:style-name="P69"><text:span text:style-name="T32">Sử dụng intent </text:span><text:span text:style-name="T33">và putExtra</text:span></text:p>
        </text:list-item>
      </text:list>
      <text:p text:style-name="P8">Sử dụng putExtra với các kiểu dữ liệu cơ sở (primitive type)</text:p>
      <text:p text:style-name="P11">Với cách truyền dữ liệu này, ta có thể chuyển các dạng kiểu dữ liệu dưới dạng key-value pair. <text:span text:style-name="T1">Hàm sẽ thêm dữ liệu này vào một bundle của intent và gửi đi cho activity được gọi. Value ở đâu có thể là integer, boolean, double, String, ArrayList,…</text:span></text:p>
      <text:p text:style-name="P11">Ở p<text:span text:style-name="T2">hía activity được gọi, ta gọi getIntent để lấy intent tương ứng, sau đó gọi hàm lấy dữ liệu theo tên tương ứng. Khác với cách truyền dữ liệu vào, khi lấy dữ liệu ra, ta cần lấy đúng hàm tương ứng với dữ liệu cần lấy. Ví dụ như getIntExtra cho integer, getStringExtra cho String, getIntArrayExtra cho int[],…</text:span></text:p>
      <text:p text:style-name="P28">Sử dụng putExtra với Bundle</text:p>
      <text:p text:style-name="P12">Cách truyền dữ liệu này tương tự cách trên <text:span text:style-name="T3">cách truyền phía trên đề cập, chỉ khác các dữ liệu được cho vào một Bundle trước khi gửi vào Intent bằng putExtra. Cách liếpấy bundle tương ứng là getBundleExtra. Vì phải tạo ra thêm một bundle và copy các giá trị vào bundle của intent nên hiệu suất sẽ tệ hơn (không đáng kể), nhưng bù lại bundle được tạo có thể được tái sử dụng nơi khác và mã nguồn cũng sẽ rõ ràng hơn.</text:span></text:p>
      <text:p text:style-name="P13">Hai phương thức truyền này nên được sử dụng khi muốn truyền các dữ liệu đơn giản, với cách thức dùng Bundle sử dụng khi cần gửi dữ liệu vào nhiều Intent.</text:p>
      <text:p text:style-name="P13"/>
      <text:p text:style-name="P13">Để gửi các cấu trúc dữ liệu phức tạp hơn, ví dụ như Object, ta sử dụng Serializable và Parcelable interface:</text:p>
      <text:p text:style-name="P9">Serializable Interface</text:p>
      <text:p text:style-name="P14">Serialize là chuyển dữ liệu object sang dạng byte stream với khả năng chuyển ngược lại thành một copy của object đó (deserialize). <text:span text:style-name="T4">Serialization có thể được sử dụng để ghi dữ liệu xuống storage hoặc để gửi dữ liệu qua intent. </text:span></text:p>
      <text:p text:style-name="P15">Serializable là một interface trong ngôn ngữ Java. <text:span text:style-name="T5">Serializable dùng reflection nên tốc độ xử lý rất chậm. Ngoài ra, nó tạo nhiều object trung gian nên có thể ảnh hưởng đến garbage collector. Bù lại, serializable khá đơn giản để thực hiện, ta chỉ cần implement lại interface này là được.</text:span></text:p>
      <text:p text:style-name="P29">Parcelable interface</text:p>
      <text:p text:style-name="P16">Parcelable là interface của Android SDK. <text:span text:style-name="T6">Khác với Serialization, Parcelable không sử dụng reflection mà yêu cầu chúng ta phải tự chỉ rõ quá trình thực hiện serialize. Vì vậy Parcelable có hiệu năng cao hơn, nhưng cũng khó để thực hiện hơn.</text:span></text:p>
      <text:p text:style-name="P16">Để <text:span text:style-name="T7">sử dụng Parcelable, ta implement lại interface này, bắt buộc override tối thiểu 2 hàm describeContents() và writeToParcel (Parcel sẽ chứa dữ liệu trong quá trình này). Ngoài ra ta cần phải cung cấp static field CREATOR implement lại Parcelable.Creator interface.</text:span></text:p>
      <text:p text:style-name="P55"><text:span text:style-name="T10">public class </text:span>ParcelableObject <text:span text:style-name="T10">extends </text:span>DemoObject <text:span text:style-name="T10">implements </text:span>Parcelable {</text:p>
      <text:p text:style-name="P47">{</text:p>
      <text:p text:style-name="P44"><text:span text:style-name="T8"><text:s text:c="4"/></text:span><text:span text:style-name="T10">protected </text:span>ParcelableObject(Parcel in) {</text:p>
      <text:p text:style-name="P43"><text:s text:c="8"/><text:span text:style-name="T20">mInteger </text:span><text:span text:style-name="T15">= in.readInt();</text:span></text:p>
      <text:p text:style-name="P43"><text:s text:c="8"/><text:span text:style-name="T20">mDouble </text:span><text:span text:style-name="T15">= in.readDouble();</text:span></text:p>
      <text:p text:style-name="P43"><text:s text:c="8"/><text:span text:style-name="T20">mBoolean </text:span><text:span text:style-name="T15">= in.readByte() != </text:span><text:span text:style-name="T26">0</text:span><text:span text:style-name="T15">;</text:span></text:p>
      <text:p text:style-name="P43"><text:s text:c="8"/><text:span text:style-name="T20">mString </text:span><text:span text:style-name="T15">= in.readString();</text:span></text:p>
      <text:p text:style-name="P43"><text:s text:c="8"/><text:span text:style-name="T20">mArrayList </text:span><text:span text:style-name="T15">= in.createStringArrayList();</text:span></text:p>
      <text:p text:style-name="P43"><text:s text:c="8"/><text:span text:style-name="T20">mHashMap </text:span><text:span text:style-name="T15">= (HashMap&lt;String, String&gt;) in.readSerializable();</text:span></text:p>
      <text:p text:style-name="P43"><text:s text:c="4"/><text:span text:style-name="T15">}</text:span></text:p>
      <text:p text:style-name="P43"><text:bookmark-start text:name="__DdeLink__6_62222113"/><text:s text:c="4"/><text:bookmark-end text:name="__DdeLink__6_62222113"/><text:span text:style-name="T12">public static final </text:span><text:span text:style-name="T15">Creator&lt;ParcelableObject&gt; </text:span><text:span text:style-name="T21">CREATOR </text:span><text:span text:style-name="T15">= </text:span><text:span text:style-name="T12">new </text:span><text:span text:style-name="T15">Creator&lt;ParcelableObject&gt;() {</text:span></text:p>
      <text:p text:style-name="P43"><text:s text:c="8"/><text:span text:style-name="T29">@Override</text:span></text:p>
      <text:p text:style-name="P43"><text:soft-page-break/><text:span text:style-name="T28"><text:s text:c="8"/></text:span><text:span text:style-name="T12">public </text:span><text:span text:style-name="T15">ParcelableObject createFromParcel(Parcel in) {</text:span></text:p>
      <text:p text:style-name="P43"><text:s text:c="12"/><text:span text:style-name="T12">return new </text:span><text:span text:style-name="T15">ParcelableObject(in);</text:span></text:p>
      <text:p text:style-name="P43"><text:s text:c="8"/><text:span text:style-name="T15">}</text:span></text:p>
      <text:p text:style-name="P43"><text:s text:c="8"/><text:span text:style-name="T29">@Override</text:span></text:p>
      <text:p text:style-name="P43"><text:span text:style-name="T28"><text:s text:c="8"/></text:span><text:span text:style-name="T12">public </text:span><text:span text:style-name="T15">ParcelableObject[] newArray(</text:span><text:span text:style-name="T12">int </text:span><text:span text:style-name="T15">size) {</text:span></text:p>
      <text:p text:style-name="P43"><text:s text:c="12"/><text:span text:style-name="T12">return new </text:span><text:span text:style-name="T15">ParcelableObject[size];</text:span></text:p>
      <text:p text:style-name="P43"><text:s text:c="8"/><text:span text:style-name="T15">}</text:span></text:p>
      <text:p text:style-name="P43"><text:s text:c="4"/><text:span text:style-name="T15">};</text:span></text:p>
      <text:p text:style-name="P43"><text:s text:c="4"/><text:span text:style-name="T29">@Override</text:span></text:p>
      <text:p text:style-name="P43"><text:span text:style-name="T28"><text:s text:c="4"/></text:span><text:span text:style-name="T12">public int </text:span><text:span text:style-name="T15">describeContents() {</text:span></text:p>
      <text:p text:style-name="P43"><text:s text:c="8"/><text:span text:style-name="T12">return </text:span><text:span text:style-name="T26">0</text:span><text:span text:style-name="T15">;</text:span></text:p>
      <text:p text:style-name="P43"><text:s text:c="4"/><text:span text:style-name="T15">}</text:span></text:p>
      <text:p text:style-name="P43"><text:s text:c="4"/><text:span text:style-name="T29">@Override</text:span></text:p>
      <text:p text:style-name="P43"><text:span text:style-name="T28"><text:s text:c="4"/></text:span><text:span text:style-name="T12">public void </text:span><text:span text:style-name="T15">writeToParcel(Parcel parcel, </text:span><text:span text:style-name="T12">int </text:span><text:span text:style-name="T15">i) {</text:span></text:p>
      <text:p text:style-name="P43"><text:s text:c="8"/><text:span text:style-name="T15">parcel.writeInt(</text:span><text:span text:style-name="T20">mInteger</text:span><text:span text:style-name="T15">);</text:span></text:p>
      <text:p text:style-name="P43"><text:s text:c="8"/><text:span text:style-name="T15">parcel.writeDouble(</text:span><text:span text:style-name="T20">mDouble</text:span><text:span text:style-name="T15">);</text:span></text:p>
      <text:p text:style-name="P43"><text:s text:c="8"/><text:span text:style-name="T15">parcel.writeByte((</text:span><text:span text:style-name="T12">byte</text:span><text:span text:style-name="T15">) (</text:span><text:span text:style-name="T20">mBoolean </text:span><text:span text:style-name="T15">? </text:span><text:span text:style-name="T26">1 </text:span><text:span text:style-name="T15">: </text:span><text:span text:style-name="T26">0</text:span><text:span text:style-name="T15">));</text:span></text:p>
      <text:p text:style-name="P43"><text:s text:c="8"/><text:span text:style-name="T15">parcel.writeString(</text:span><text:span text:style-name="T20">mString</text:span><text:span text:style-name="T15">);</text:span></text:p>
      <text:p text:style-name="P43"><text:s text:c="8"/><text:span text:style-name="T15">parcel.writeStringList(</text:span><text:span text:style-name="T20">mArrayList</text:span><text:span text:style-name="T15">);</text:span></text:p>
      <text:p text:style-name="P43"><text:s text:c="8"/><text:span text:style-name="T15">parcel.writeSerializable(</text:span><text:span text:style-name="T20">mHashMap</text:span><text:span text:style-name="T15">);</text:span></text:p>
      <text:p text:style-name="P43"><text:s text:c="4"/><text:span text:style-name="T15">}</text:span></text:p>
      <text:p text:style-name="P40">}</text:p>
      <text:p text:style-name="P17">Thì dễ thấy writeToParcel và constructor của class sẽ phụ trách ghi dữ liệu vào và đọc dữ liệu ra từ parcel tương ứng. <text:span text:style-name="T30">Tương đối giống đọc dữ liệu Bundle, ta chỉ cần gọi các hàm tương ứng với kiểu dữ liệu trong parcel là được. Parcel có thể lưu các kiểu dữ liệu cơ sở như int, double, byte (thay cho boolean),…, List, Serialiazable object, bundle,…</text:span></text:p>
      <text:p text:style-name="P18">Một điều đáng lưu ý là thứ tự đọc ghi phải tuân theo FIFO (First in First out), tức ghi các dữ liệu theo thứ tự nào thì phải đọc theo đúng thứ tự đó.</text:p>
      <text:p text:style-name="P18"/>
      <text:p text:style-name="P19">Sự khác biệt chính giữa Serializable và Parcelable:</text:p>
      <text:list xml:id="list2992624247238612742" text:style-name="L3">
        <text:list-item>
          <text:p text:style-name="P73">Serialiable là interface của Java, Parcelable là của Android SDK.</text:p>
        </text:list-item>
        <text:list-item>
          <text:p text:style-name="P74">Parcelable nhanh hơn đáng kể so với Serializable.</text:p>
        </text:list-item>
        <text:list-item>
          <text:p text:style-name="P75">Serializable tạo ra rất nhiều object trung gian, ảnh hưởng đến garbage collector.</text:p>
        </text:list-item>
        <text:list-item>
          <text:p text:style-name="P74">Parcelable khó implement hơn.</text:p>
        </text:list-item>
        <text:list-item>
          <text:p text:style-name="P76">Có thể gửi mảng Parcelable vào Intent trong Android, Serialiazable chỉ được gửi 1 object.</text:p>
        </text:list-item>
        <text:list-item>
          <text:p text:style-name="P77">Serializable không thể serialize các thuộc tính của lớp cha nếu lớp cha không phải Serializable, trong khi Parcelable có thể bao gồm các thuộc tính này.</text:p>
        </text:list-item>
      </text:list>
      <text:p text:style-name="P96">Một điểm đáng lưu ý là custom Parcelable object có thể xảy ra lỗi khi gửi thông qua Intent trong một số trường hợp khi hệ thống cần tạo lại object như khi sử dụng với AlarmManager và PendingIntent (<text:a xlink:type="simple" xlink:href="https://commonsware.com/blog/2016/07/22/be-careful-where-you-use-custom-parcelables.html" text:style-name="Internet_20_link" text:visited-style-name="Visited_20_Internet_20_Link">https://commonsware.com/blog/2016/07/22/be-careful-where-you-use-custom-parcelables.html</text:a>).</text:p>
      <text:p text:style-name="P30">Sử dụng GSon</text:p>
      <text:p text:style-name="P20">Thì cơ bản phương thức này dùng library GSon để chuyển object thành dạng JSon với kiểu dữ liệu String rồi gửi String này vào Intent bằng putExtra(String, String) (giống cách 1). Ở activity được tạo, ta construct lại object từ chuỗi này.</text:p>
      <text:p text:style-name="P21">Tạo chuỗi <text:span text:style-name="T34">từ object</text:span></text:p>
      <text:p text:style-name="P59"><text:span text:style-name="T15">intent.setClass(context, ReceiveGsonObjectActivity.</text:span><text:span text:style-name="T12">class</text:span><text:span text:style-name="T15">);</text:span></text:p>
      <text:p text:style-name="P43"><text:span text:style-name="T15">DemoObject object = </text:span><text:span text:style-name="T12">new </text:span><text:span text:style-name="T15">DemoObject(</text:span><text:span text:style-name="T20">mInteger</text:span><text:span text:style-name="T15">, </text:span><text:span text:style-name="T20">mDouble</text:span><text:span text:style-name="T15">, </text:span><text:span text:style-name="T20">mBoolean</text:span><text:span text:style-name="T15">, </text:span><text:span text:style-name="T20">mString</text:span><text:span text:style-name="T15">, </text:span><text:span text:style-name="T20">mArrayList</text:span><text:span text:style-name="T15">, </text:span><text:span text:style-name="T20">mHashMap</text:span><text:span text:style-name="T15">);</text:span></text:p>
      <text:p text:style-name="P41"><text:span text:style-name="T15">intent.putExtra(getString(R.string.</text:span><text:span text:style-name="T21">data</text:span><text:span text:style-name="T15">), </text:span><text:span text:style-name="T12">new </text:span><text:span text:style-name="T15">Gson().toJson(object));</text:span></text:p>
      <text:p text:style-name="P21"><text:soft-page-break/>Construct lại object từ chuỗi</text:p>
      <text:p text:style-name="P56">Gson gson = <text:span text:style-name="T10">new </text:span>Gson();</text:p>
      <text:p text:style-name="P45">String strObj = getIntent().getStringExtra(getString(R.string.<text:span text:style-name="T23">data</text:span>));</text:p>
      <text:p text:style-name="P40">DemoObject object = gson.fromJson(strObj, DemoObject.<text:span text:style-name="T10">class</text:span>);</text:p>
      <text:p text:style-name="P22">GSon là thư viện riêng cần phải include, tốc độ thực thi cũng không hiệu quả nên chỉ nên được sử dụng khi có lí do cần đặc biệt cần sử dụng tới chuỗi J<text:span text:style-name="T35">s</text:span>on.</text:p>
      <text:p text:style-name="P4"/>
      <text:list xml:id="list104755373055051" text:continue-list="list613756441616319196" text:style-name="L1">
        <text:list-item>
          <text:p text:style-name="P70"><text:span text:style-name="T32">K</text:span><text:span text:style-name="T31">hông sử dụng intent</text:span></text:p>
        </text:list-item>
      </text:list>
      <text:p text:style-name="P10">Sử dụng storage</text:p>
      <text:p text:style-name="P23"><text:span text:style-name="T36">P</text:span>hương thức này cơ bản lưu dữ liệu xuống <text:span text:style-name="T36">storage (SharedPreferences, SQLite, Internal Storage, External Storage). Khi activity được khởi tạo hoặc cần các dữ liệu, chỉ cần đọc dữ liệu từ storage lên để sử dụng.</text:span></text:p>
      <text:p text:style-name="P31">Dùng Application object</text:p>
      <text:p text:style-name="P24">Phương pháp này cơ bản là tạo ra một Application class. Mọi activity đều có thể truy cập application class này, tương tự biến toàn cục. </text:p>
      <text:p text:style-name="P24">Để <text:span text:style-name="T39">thực hiện phương pháp này, ta extends Application trong class tương ứng, khai báo tên class trong manifest ở tag &lt;application&gt;.</text:span></text:p>
      <text:p text:style-name="P57">&lt;<text:span text:style-name="T10">application</text:span></text:p>
      <text:p text:style-name="P60"><text:span text:style-name="T9"><text:s text:c="4"/></text:span><text:span text:style-name="T20">android</text:span><text:span text:style-name="T27">:name=</text:span><text:span text:style-name="T40">".CommunicationBetweenActivities.UsingApplicationObject.MyApplication"</text:span></text:p>
      <text:p text:style-name="P57"><text:span text:style-name="T10">public class </text:span>MyApplication <text:span text:style-name="T10">extends </text:span>Application {</text:p>
      <text:p text:style-name="P43"><text:s text:c="4"/><text:span text:style-name="T12">private </text:span><text:span text:style-name="T15">DemoObject </text:span><text:span text:style-name="T20">object</text:span><text:span text:style-name="T15">;</text:span></text:p>
      <text:p text:style-name="P43"><text:s text:c="4"/><text:span text:style-name="T12">public </text:span><text:span text:style-name="T15">DemoObject getObject() {</text:span></text:p>
      <text:p text:style-name="P43"><text:s text:c="8"/><text:span text:style-name="T12">return </text:span><text:span text:style-name="T20">object</text:span><text:span text:style-name="T15">;</text:span></text:p>
      <text:p text:style-name="P43"><text:s text:c="4"/><text:span text:style-name="T15">}</text:span></text:p>
      <text:p text:style-name="P43"><text:s text:c="4"/><text:span text:style-name="T12">public void </text:span><text:span text:style-name="T15">setObject(DemoObject object) {</text:span></text:p>
      <text:p text:style-name="P43"><text:s text:c="8"/><text:span text:style-name="T12">this</text:span><text:span text:style-name="T15">.</text:span><text:span text:style-name="T20">object </text:span><text:span text:style-name="T15">= object;</text:span></text:p>
      <text:p text:style-name="P43"><text:s text:c="4"/><text:span text:style-name="T15">}</text:span></text:p>
      <text:p text:style-name="P40">}</text:p>
      <text:p text:style-name="P46">Khi cần sử dụng, ta chỉ cần gọi hàm tương ứng.</text:p>
      <text:p text:style-name="P58">((MyApplication)getApplication()).setObject(object);</text:p>
      <text:p text:style-name="P61">DemoObject object = ((MyApplication)getApplication()).getObject();</text:p>
      <text:p text:style-name="P27">Phương thức này chỉ nên sử dụng khi ta biết rằng các dữ liệu này cần được truy cập ở cấp độ toàn ứng dụng.</text:p>
      <text:p text:style-name="P27"/>
      <text:p text:style-name="P48"/>
      <text:p text:style-name="P25">Ưu điểm <text:span text:style-name="T37">của c</text:span>ác cách thức <text:span text:style-name="T42">này là</text:span> không cần sử <text:bookmark-start text:name="__DdeLink__8_62222113"/>d<text:bookmark-end text:name="__DdeLink__8_62222113"/>ụng intent, tức không cần khởi tạo activity tương ứng để truyền dữ liệu. <text:span text:style-name="T37">Khi nào activity được khởi tạo hoặc cần các dữ liệu, activity sẽ tự đọc dữ liệu từ storage lên.</text:span></text:p>
      <text:p text:style-name="P26">Bù lại, nhược điểm của chúng là chúng ta không thể quản lý lại phạm vi hoạt động của chúng, <text:span text:style-name="T38">tương tự biến toàn cục. Trong trường hợp external storage, dữ liệu có thể bị thay đổi bằng application khác của hệ thống.</text:span></text:p>
      <text:p text:style-name="P1"/>
      <text:p text:style-name="P1"/>
      <text:p text:style-name="P3"><text:span text:style-name="T43">Giao tiếp</text:span> giữa activity <text:span text:style-name="T43">và fragment</text:span></text:p>
      <text:list xml:id="list1712765447473486143" text:style-name="L2">
        <text:list-item>
          <text:p text:style-name="P78">Truyền dữ liệu từ fragment sang activity</text:p>
          <text:p text:style-name="P79">Gọi hàm public trong activity qua getActivity</text:p>
          <text:p text:style-name="P71"><text:bookmark-start text:name="__DdeLink__663_2048791474"/><text:soft-page-break/>Khai báo public hàm nhận dữ liệu bên trong activity. Trong fragment, khi muốn gọi hàm này, ta gọi hàm getActivity(), cast về activity mong muốn, và gọi hàm nhận dữ liệu tương ứng.<text:bookmark-end text:name="__DdeLink__663_2048791474"/></text:p>
          <text:p text:style-name="P65"><text:span text:style-name="T13">public void </text:span><text:span text:style-name="T16">updateIndicatorTextView(</text:span><text:span text:style-name="T13">int </text:span><text:span text:style-name="T16">index) {…</text:span><text:span text:style-name="T15">}</text:span></text:p>
          <text:p text:style-name="P67"><text:span text:style-name="T53">((FlexibleUIWithFragmentsActivity)getActivity()).updateIndicatorTextView(</text:span><text:span text:style-name="T20">mPage</text:span><text:span text:style-name="T53">);</text:span></text:p>
          <text:p text:style-name="P81"><text:bookmark-start text:name="__DdeLink__762_1675921067"/>Sử dụng interface</text:p>
          <text:p text:style-name="P72">Ta tạo một interfa<text:bookmark-end text:name="__DdeLink__762_1675921067"/>ce bên trong fragment với hàm cần xử lý. Sau đó trong activity cần nhận thông tin, ta implement lại interface này, khi đó activity sẽ bắt buộc phải override lại hàm xử lý trên. <text:span text:style-name="T45">Trong onAttach của fragment, ta gán interface bằng context của activity đó. Cuối cùng, khi cần thiết ta chỉ cần gọi hàm xử lý này trong fragment, activity sẽ nhận được callback của override tương ứng.</text:span></text:p>
          <text:p text:style-name="P93">Tạo interface</text:p>
          <text:p text:style-name="P66"><text:span text:style-name="T10">public interface </text:span>ICommunicate {</text:p>
        </text:list-item>
      </text:list>
      <text:p text:style-name="P33"><text:s text:c="4"/><text:tab/><text:span text:style-name="T12">void </text:span><text:span text:style-name="T15">passDataToActivity(</text:span><text:span text:style-name="T12">int </text:span><text:span text:style-name="T15">index);</text:span></text:p>
      <text:p text:style-name="P40">}</text:p>
      <text:p text:style-name="P34"><text:span text:style-name="T46">Implement interface </text:span><text:span text:style-name="T47">trong activity cần nhận dữ liệu </text:span><text:span text:style-name="T48">và override hàm tương ứng<text:tab/></text:span></text:p>
      <text:p text:style-name="P32"><text:span text:style-name="T11">public class </text:span><text:span text:style-name="T49">FlexibleUIWithFragmentsActivity </text:span><text:span text:style-name="T11">extends </text:span><text:span text:style-name="T49">AppCompatActivity</text:span></text:p>
      <text:p text:style-name="P32"><text:s text:c="7"/><text:span text:style-name="T10">implements </text:span>DetailsFragment.ICommunicate</text:p>
      <text:p text:style-name="P38">@Override</text:p>
      <text:p text:style-name="P34"><text:span text:style-name="T10">public void </text:span>passDataToActivity(<text:span text:style-name="T10">int </text:span>index) {...<text:span text:style-name="T51">}</text:span></text:p>
      <text:p text:style-name="P36">Gán interface trong fragment bằng context của activity tương ứng</text:p>
      <text:p text:style-name="P39">@Override</text:p>
      <text:p text:style-name="P32"><text:span text:style-name="T10">public void </text:span>onAttach(Context context) {</text:p>
      <text:p text:style-name="P32"><text:s text:c="4"/><text:tab/><text:span text:style-name="T10">super</text:span>.onAttach(context);</text:p>
      <text:p text:style-name="P32"><text:s text:c="4"/><text:tab/><text:span text:style-name="T10">try </text:span>{</text:p>
      <text:p text:style-name="P32"><text:span text:style-name="T24"><text:tab/><text:tab/>mCommunicate </text:span>= (ICommunicate) context;</text:p>
      <text:p text:style-name="P32"><text:tab/>} <text:span text:style-name="T10">catch </text:span>(ClassCastException e) {</text:p>
      <text:p text:style-name="P32"><text:span text:style-name="T10"><text:tab/><text:tab/>throw new </text:span>ClassCastException(context.toString() + <text:span text:style-name="T41">" must implement ICommunicate"</text:span>);</text:p>
      <text:p text:style-name="P32"><text:tab/>}</text:p>
      <text:p text:style-name="P32">}</text:p>
      <text:p text:style-name="P37">Gọi hàm khi cần</text:p>
      <text:p text:style-name="P35"><text:span text:style-name="T25">mCommunicate</text:span><text:span text:style-name="T50">.passDataToActivity(</text:span><text:span text:style-name="T25">mPage</text:span><text:span text:style-name="T50">);</text:span></text:p>
      <text:list xml:id="list104757015371900" text:continue-numbering="true" text:style-name="L2">
        <text:list-header>
          <text:p text:style-name="P84">Sử dụng Local Broadcast Receiver</text:p>
          <text:p text:style-name="P87">Sử dụng Broadcast Receiver để gửi message từ fragment cho activity tương ứng. Ở đây ta sử dụng local để đảm bảo message không gửi ra ngoài ứng dụng và ứng dụng cũng không nhận các dạng message từ bên ngoài. <text:span text:style-name="T63">Trong activity khi nhận được message trong onReceive, ta chỉ việc xử lý dữ liệu kèm theo.</text:span></text:p>
          <text:p text:style-name="P88">Trong bên <text:span text:style-name="T67">nhận</text:span> dữ liệu, <text:span text:style-name="T67">ta đăng ký và hủy receiver tương ứng:</text:span></text:p>
        </text:list-header>
      </text:list>
      <text:p text:style-name="P34"><text:span text:style-name="T24">mMessageReceiver </text:span>= <text:span text:style-name="T10">new </text:span>BroadcastReceiver() {</text:p>
      <text:p text:style-name="P49"><text:tab/>@Override</text:p>
      <text:p text:style-name="P43"><text:span text:style-name="T12"><text:tab/>public void </text:span><text:span text:style-name="T15">onReceive(Context context, Intent intent) {</text:span></text:p>
      <text:p text:style-name="P43"><text:span text:style-name="T12"><text:tab/><text:tab/>int </text:span><text:span text:style-name="T15">index = intent.getIntExtra(getString(R.string.</text:span><text:span text:style-name="T21">integer_type</text:span><text:span text:style-name="T15">), -</text:span><text:span text:style-name="T26">1</text:span><text:span text:style-name="T15">);</text:span></text:p>
      <text:p text:style-name="P43"><text:span text:style-name="T15"><text:tab/><text:tab/>String message = index == -</text:span><text:span text:style-name="T26">1 </text:span><text:span text:style-name="T15">? </text:span><text:span text:style-name="T18">[...]</text:span></text:p>
      <text:p text:style-name="P45"><text:tab/><text:tab/>updateActivityWithFragmentData(index, message);</text:p>
      <text:p text:style-name="P45"><text:tab/>}</text:p>
      <text:p text:style-name="P45">};</text:p>
      <text:p text:style-name="P45">LocalBroadcastManager.<text:span text:style-name="T64">getInstance</text:span>(<text:span text:style-name="T10">this</text:span>).registerReceiver(<text:span text:style-name="T24">mMessageReceiver</text:span>,</text:p>
      <text:p text:style-name="P41"><text:s text:c="8"/><text:span text:style-name="T12">new </text:span><text:span text:style-name="T15">IntentFilter(getString(R.string.</text:span><text:span text:style-name="T21">send_data_to_activity_intent_name</text:span><text:span text:style-name="T15">)));</text:span></text:p>
      <text:p text:style-name="P53"><text:soft-page-break/>@Override</text:p>
      <text:p text:style-name="P45"><text:span text:style-name="T10">protected void </text:span>onDestroy() {</text:p>
      <text:p text:style-name="P43"><text:s text:c="4"/><text:span text:style-name="T66">// Unregister since the activity is about to be closed.</text:span></text:p>
      <text:p text:style-name="P43"><text:span text:style-name="T65"><text:s text:c="4"/></text:span><text:span text:style-name="T15">LocalBroadcastManager.</text:span><text:span text:style-name="T17">getInstance</text:span><text:span text:style-name="T15">(</text:span><text:span text:style-name="T12">this</text:span><text:span text:style-name="T15">).unregisterReceiver(</text:span><text:span text:style-name="T20">mMessageReceiver</text:span><text:span text:style-name="T15">);</text:span></text:p>
      <text:p text:style-name="P43"><text:s text:c="4"/><text:span text:style-name="T12">super</text:span><text:span text:style-name="T15">.onDestroy();</text:span></text:p>
      <text:p text:style-name="P40">}</text:p>
      <text:p text:style-name="P42">Trong bên gửi dữ liệu:</text:p>
      <text:p text:style-name="P52"><text:span text:style-name="T19">Intent intent = </text:span><text:span text:style-name="T14">new </text:span><text:span text:style-name="T19">Intent(getString(R.string.</text:span><text:span text:style-name="T22">send_data_to_activity_intent_name</text:span><text:span text:style-name="T19">));</text:span></text:p>
      <text:p text:style-name="P52"><text:span text:style-name="T15">intent.putExtra(getString(R.string.</text:span><text:span text:style-name="T21">integer_type</text:span><text:span text:style-name="T15">), </text:span><text:span text:style-name="T20">mPage</text:span><text:span text:style-name="T15">);</text:span></text:p>
      <text:p text:style-name="P54"><text:span text:style-name="T53">LocalBroadcastManager.</text:span><text:span text:style-name="T54">getInstance</text:span><text:span text:style-name="T53">(getActivity()).sendBroadcast(intent);</text:span></text:p>
      <text:list xml:id="list104755931255670" text:continue-numbering="true" text:style-name="L2">
        <text:list-header>
          <text:p text:style-name="P85">So sánh giữa <text:span text:style-name="T67">3</text:span> phương pháp</text:p>
        </text:list-header>
      </text:list>
      <text:p text:style-name="P6"><text:span text:style-name="T55">Phương pháp dùng getActivity </text:span><text:span text:style-name="T58">là </text:span><text:span text:style-name="T55">tương đối dễ thực hiện </text:span><text:span text:style-name="T58">nhất</text:span><text:span text:style-name="T55"> nhưng cũng có nhiều nhược điểm vì điều đó. Phương pháp này sẽ cố định việc gọi hàm vào một activity xác định (vì phải cast sang activity này). </text:span><text:span text:style-name="T56">Ngoài ra, việc cast cũng sẽ mang rủi ro nếu activity hiện tại vốn không phải activity của việc ép kiểu.</text:span></text:p>
      <text:p text:style-name="P7"><text:span text:style-name="T56">Trong khi đó, interface </text:span><text:span text:style-name="T59">và localBroadcastReceiver </text:span><text:span text:style-name="T56">dù thực hiện nhiều bước hơn nhưng lại giải quyết được 2 vấn đề trên. Activity </text:span><text:span text:style-name="T57">nào cần thiết chỉ cần implement interface </text:span><text:span text:style-name="T59">hoặc registerReceiver tương ứng </text:span><text:span text:style-name="T57">là có thể sử dụng. </text:span></text:p>
      <text:p text:style-name="P7"><text:span text:style-name="T57">Interface là phương pháp được sử dụng minh họa cho fragment trên documentation </text:span><text:span text:style-name="T60">chính thức</text:span><text:span text:style-name="T57">.</text:span></text:p>
      <text:list xml:id="list104756729360339" text:continue-numbering="true" text:style-name="L2">
        <text:list-item>
          <text:p text:style-name="P94">Truyền dữ liệu từ activity sang fragment</text:p>
          <text:p text:style-name="P86">Khai báo dữ liệu ban đầu khi tạo fragment với Bundle</text:p>
          <text:p text:style-name="P89">Khi tạo mới fragment với constructor tương ứng, ta có thể truyền vào bundle cùng với fragment. Khi khởi tạo fragment, ta có thể lấy lại dữ liệu này ra từ bundle.</text:p>
          <text:p text:style-name="P89"><text:bookmark-start text:name="__DdeLink__667_2048791474"/>Truyền vào bundle khi khởi tạo<text:bookmark-end text:name="__DdeLink__667_2048791474"/></text:p>
        </text:list-item>
      </text:list>
      <text:p text:style-name="P33"><text:span text:style-name="T15">Bundle args = </text:span><text:span text:style-name="T12">new </text:span><text:span text:style-name="T15">Bundle();</text:span></text:p>
      <text:p text:style-name="P43"><text:span text:style-name="T15">args.putInt(</text:span><text:span text:style-name="T21">ARG_PAGE</text:span><text:span text:style-name="T15">, page);</text:span></text:p>
      <text:p text:style-name="P43"><text:span text:style-name="T15">DetailsFragment fragment = </text:span><text:span text:style-name="T12">new </text:span><text:span text:style-name="T15">DetailsFragment();</text:span></text:p>
      <text:p text:style-name="P51">fragment.setArguments(args);</text:p>
      <text:list xml:id="list104757130242760" text:continue-numbering="true" text:style-name="L2">
        <text:list-header>
          <text:p text:style-name="P95">Lấy dữ liệu từ b</text:p>
        </text:list-header>
      </text:list>
      <text:p text:style-name="P50"><text:span text:style-name="T24">mPage </text:span><text:span text:style-name="T52">= getArguments().getInt(</text:span><text:span text:style-name="T23">ARG_PAGE</text:span><text:span text:style-name="T52">);</text:span></text:p>
      <text:list xml:id="list104755931657864" text:continue-numbering="true" text:style-name="L2">
        <text:list-header>
          <text:p text:style-name="P80">Gọi hàm public trong <text:span text:style-name="T61">fragment với findFragmentById (findFragmentByTag)</text:span></text:p>
          <text:p text:style-name="P90">Khai báo public hàm nhận dữ liệu bên trong <text:span text:style-name="T62">fragment</text:span>. <text:span text:style-name="T62">Nếu fragment được khai báo tĩnh (trong XML) của activity, ta dùng findFragmentById; nếu fragment được khai báo động trong code, ta dùng findFragmentByTag trong FragmentManager để tìm fragment tương ứng. Cuối cùng, ta chỉ cần gọi hàm nhận dữ liệu tương ứng trong fragment.</text:span></text:p>
          <text:p text:style-name="P68">TitlesFragment titlesFragment = (TitlesFragment) <text:tab/>fragmentManager.findFragmentById(R.id.<text:span text:style-name="T23">frag_titles</text:span>);</text:p>
        </text:list-header>
      </text:list>
      <text:p text:style-name="P63"><text:span text:style-name="T10"><text:tab/>if </text:span>(titlesFragment != <text:span text:style-name="T10">null</text:span>) {</text:p>
      <text:p text:style-name="P62"><text:s text:c="3"/><text:tab/><text:tab/><text:span text:style-name="T15">titlesFragment.updateSelectionState();</text:span></text:p>
      <text:p text:style-name="P64"><text:tab/>}</text:p>
      <text:list xml:id="list104755770040078" text:continue-numbering="true" text:style-name="L2">
        <text:list-header>
          <text:p text:style-name="P82">Sử dụng interface</text:p>
          <text:p text:style-name="P91">Tương tự truyền dữ liệu từ fragment sang activity.</text:p>
          <text:p text:style-name="P83">Sử dụng <text:span text:style-name="T68">LocalBroadcastReceiver</text:span></text:p>
          <text:p text:style-name="P92"><text:soft-page-break/>Tương tự truyền dữ liệu từ fragment sang activity.</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ce style:name="Arial" svg:font-family="Arial" style:font-family-generic="swiss"/>
    <style:font-face style:name="FreeSans1" svg:font-family="FreeSans" style:font-family-generic="swiss"/>
    <style:font-face style:name="arial" svg:font-family="arial"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7:08:04.453747219</meta:creation-date>
    <dc:date>2017-07-27T10:47:55.045262019</dc:date>
    <meta:editing-duration>PT3H45M35S</meta:editing-duration>
    <meta:editing-cycles>91</meta:editing-cycles>
    <meta:generator>LibreOffice/5.2.2.2$Linux_X86_64 LibreOffice_project/20m0$Build-2</meta:generator>
    <meta:document-statistic meta:table-count="0" meta:image-count="0" meta:object-count="0" meta:page-count="6" meta:paragraph-count="169" meta:word-count="1813" meta:character-count="11855" meta:non-whitespace-character-count="9896"/>
  </office:meta>
</office:document-meta>
</file>